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9.75cm" fo:min-width="9.5cm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 fo:min-height="9.75cm" fo:min-width="9.5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9.75cm" fo:min-width="9.5cm"/>
    </style:style>
    <style:style style:name="gr4" style:family="graphic" style:parent-style-name="standard">
      <style:graphic-properties draw:fill-color="#0000ff" draw:textarea-horizontal-align="justify" draw:textarea-vertical-align="middle" draw:auto-grow-height="false" fo:min-height="9.75cm" fo:min-width="9.5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00ff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000f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10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0cm" svg:height="10cm" svg:x="-2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0cm" svg:height="10cm" svg:x="1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0cm" svg:height="10cm" svg:x="10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0cm" svg:height="10cm" svg:x="0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2:52:09.508365929</meta:creation-date>
    <dc:date>2018-04-30T11:02:44.928314232</dc:date>
    <meta:editing-duration>PT14M36S</meta:editing-duration>
    <meta:editing-cycles>8</meta:editing-cycles>
    <meta:generator>LibreOffice/5.2.7.2$Linux_X86_64 LibreOffice_project/20m0$Build-2</meta:generator>
    <meta:document-statistic meta:object-count="5"/>
  </office:meta>
</office:document-meta>
</file>